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7942"/>
    </style:style>
    <style:style style:name="P2" style:family="paragraph" style:parent-style-name="Standard">
      <style:text-properties officeooo:rsid="00057942" officeooo:paragraph-rsid="00057942"/>
    </style:style>
    <style:style style:name="T1" style:family="text">
      <style:text-properties officeooo:rsid="00057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blem link:</text:span></text:p>
      <text:p text:style-name="Standard"><text:a xlink:type="simple" xlink:href="https://codeforces.com/problemset/problem/231/A" text:style-name="Internet_20_link" text:visited-style-name="Visited_20_Internet_20_Link">https://codeforces.com/problemset/problem/231/A</text:a></text:p>
      <text:p text:style-name="Standard"/>
      <text:p text:style-name="P2">Problem Code:</text:p>
      <text:p text:style-name="P2"/>
      <text:p text:style-name="P2">count1=0</text:p>
      <text:p text:style-name="P2">for i in range(int(input())):</text:p>
      <text:p text:style-name="P2"><text:s text:c="4"/>w=input()</text:p>
      <text:p text:style-name="P2"><text:s text:c="4"/>count=0</text:p>
      <text:p text:style-name="P2"><text:s text:c="4"/>for j in w:</text:p>
      <text:p text:style-name="P2"><text:s text:c="8"/>if(j=='1'):</text:p>
      <text:p text:style-name="P2"><text:s text:c="12"/>count+=1</text:p>
      <text:p text:style-name="P2"><text:s text:c="4"/>if(count&gt;=2):</text:p>
      <text:p text:style-name="P2"><text:s text:c="8"/>count1+=1</text:p>
      <text:p text:style-name="P2">print(count1)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9:30:07.459088293</meta:creation-date>
    <dc:date>2019-07-20T19:31:45.281129117</dc:date>
    <meta:editing-duration>PT1M39S</meta:editing-duration>
    <meta:editing-cycles>1</meta:editing-cycles>
    <meta:document-statistic meta:table-count="0" meta:image-count="0" meta:object-count="0" meta:page-count="1" meta:paragraph-count="13" meta:word-count="21" meta:character-count="239" meta:non-whitespace-character-count="183"/>
    <meta:generator>LibreOffice/6.0.7.3$Linux_X86_64 LibreOffice_project/00m0$Build-3</meta:generator>
  </office:meta>
</office:document-meta>
</file>